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Bahnschrift SemiBold" svg:font-family="'Bahnschrift Semi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756in"/>
    </style:style>
    <style:style style:name="co2" style:family="table-column">
      <style:table-column-properties fo:break-before="auto" style:column-width="4.8354in"/>
    </style:style>
    <style:style style:name="co3" style:family="table-column">
      <style:table-column-properties fo:break-before="auto" style:column-width="1.2465in"/>
    </style:style>
    <style:style style:name="co4" style:family="table-column">
      <style:table-column-properties fo:break-before="auto" style:column-width="3.9673in"/>
    </style:style>
    <style:style style:name="co5" style:family="table-column">
      <style:table-column-properties fo:break-before="auto" style:column-width="4.359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7874in" fo:break-before="auto" style:use-optimal-row-height="fals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860d"/>
      <style:text-properties fo:color="#ffffff" style:font-name="Bahnschrift SemiBold"/>
    </style:style>
    <style:style style:name="ce3" style:family="table-cell" style:parent-style-name="Default">
      <style:table-cell-properties fo:wrap-option="wrap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table:style-name="ce1" office:value-type="string">
            <text:p>Process Description:</text:p>
          </table:table-cell>
          <table:table-cell table:style-name="ce3" office:value-type="string">
            <text:p>This is an automation that will Login to a TrakTV user account and have them select a Trakt TV list and filter criteria.It will then collect the entries of that section and place them in a Data table. From there User selects the organization and an optional ranking for entry. It then generates an excel file in that order 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>
            <text:p>Module Name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Pre-Condition</text:p>
          </table:table-cell>
          <table:table-cell table:style-name="ce2" office:value-type="string">
            <text:p>Post-action</text:p>
          </table:table-cell>
          <table:table-cell table:style-name="ce2" office:value-type="string">
            <text:p>Arguments</text:p>
          </table:table-cell>
          <table:table-cell table:style-name="ce2" office:value-type="string">
            <text:p>Notes</text:p>
          </table:table-cell>
          <table:table-cell table:style-name="ce2" office:value-type="string">
            <text:p>State</text:p>
          </table:table-cell>
        </table:table-row>
        <table:table-row table:style-name="ro2">
          <table:table-cell office:value-type="string">
            <text:p>TraktTV_Open</text:p>
          </table:table-cell>
          <table:table-cell office:value-type="string">
            <text:p>Opens site in a new browser and signs in with credentials</text:p>
          </table:table-cell>
          <table:table-cell office:value-type="string">
            <text:p>User is signed out</text:p>
          </table:table-cell>
          <table:table-cell office:value-type="string">
            <text:p>TrakTV is open and user signs in</text:p>
          </table:table-cell>
          <table:table-cell office:value-type="string">
            <text:p>in_credentials, out_browser? </text:p>
          </table:table-cell>
          <table:table-cell table:number-columns-repeated="2"/>
        </table:table-row>
        <table:table-row table:style-name="ro2">
          <table:table-cell office:value-type="string">
            <text:p>TraktTV_Close</text:p>
          </table:table-cell>
          <table:table-cell office:value-type="string">
            <text:p>Signs out of TraktTV and closes browser</text:p>
          </table:table-cell>
          <table:table-cell/>
          <table:table-cell office:value-type="string">
            <text:p>TrakTV is signed out and browser is closed</text:p>
          </table:table-cell>
          <table:table-cell office:value-type="string">
            <text:p>out_browser?</text:p>
          </table:table-cell>
          <table:table-cell table:number-columns-repeated="2"/>
        </table:table-row>
        <table:table-row table:style-name="ro2">
          <table:table-cell office:value-type="string">
            <text:p>TraktTV_GetListNames</text:p>
          </table:table-cell>
          <table:table-cell office:value-type="string">
            <text:p>Navigates to '<text:a xlink:href="https://trakt.tv/users/">https://trakt.tv/users/</text:a>{username}}/lists' gets all list names</text:p>
          </table:table-cell>
          <table:table-cell office:value-type="string">
            <text:p>TraktTV is signed in</text:p>
          </table:table-cell>
          <table:table-cell office:value-type="string">
            <text:p>TraktTV is on Lists page</text:p>
          </table:table-cell>
          <table:table-cell office:value-type="string">
            <text:p>out_listNames</text:p>
          </table:table-cell>
          <table:table-cell table:number-columns-repeated="2"/>
        </table:table-row>
        <table:table-row table:style-name="ro2">
          <table:table-cell office:value-type="string">
            <text:p>TraktTV_GetFilms</text:p>
          </table:table-cell>
          <table:table-cell office:value-type="string">
            <text:p>Navigates to specified List, gets films based on filter criteria</text:p>
          </table:table-cell>
          <table:table-cell office:value-type="string">
            <text:p>TraktTV is signed in</text:p>
          </table:table-cell>
          <table:table-cell office:value-type="string">
            <text:p>TrakTV is on desired list, collects films based on filter criteria</text:p>
          </table:table-cell>
          <table:table-cell office:value-type="string">
            <text:p>in_selectedListName, in_filterCriteria, out_dt_SelectedFilms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PromptSelectionOptions</text:p>
          </table:table-cell>
          <table:table-cell office:value-type="string">
            <text:p>Prompts user to Select List to select from, Prompts filtering criteria</text:p>
          </table:table-cell>
          <table:table-cell/>
          <table:table-cell office:value-type="string">
            <text:p>stores ListOption, Selects filter criteria (Multiple values)</text:p>
          </table:table-cell>
          <table:table-cell office:value-type="string">
            <text:p>out_selectedList (DataRow), out_SortByOption, out_SelectedFilterOption</text:p>
          </table:table-cell>
          <table:table-cell table:number-columns-repeated="2"/>
        </table:table-row>
        <table:table-row table:style-name="ro2">
          <table:table-cell office:value-type="string">
            <text:p>Prompt_AnyAdditionalEntries</text:p>
          </table:table-cell>
          <table:table-cell table:number-columns-repeated="3"/>
          <table:table-cell office:value-type="string">
            <text:p>io_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GenerateSpreadsheetOfFilms</text:p>
          </table:table-cell>
          <table:table-cell office:value-type="string">
            <text:p>Creates unranked spreadsheet from data table of selected movies</text:p>
          </table:table-cell>
          <table:table-cell table:number-columns-repeated="2"/>
          <table:table-cell office:value-type="string">
            <text:p>in_dt_SelectedFilms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Bahnschrift SemiBold" svg:font-family="'Bahnschrift Semi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08">01/08/2023</text:date>, <text:time>18:24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1-08T18:24:06.59</dc:date>
    <meta:editing-duration>PT1H25M42S</meta:editing-duration>
    <meta:editing-cycles>5</meta:editing-cycles>
    <meta:generator>OpenOffice/4.1.13$Win32 OpenOffice.org_project/4113m1$Build-9810</meta:generator>
    <dc:creator>Dennali Grissom</dc:creator>
    <meta:document-statistic meta:table-count="1" meta:cell-count="37" meta:object-count="0"/>
  </office:meta>
</office:document-meta>
</file>